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xfBcProvider.setUseSOAPEnvelope( boolean useSOAPEnvel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setWsdl( Resource 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isSynchron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setIn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isUseSOAPEnvel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get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getInFaul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getI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validat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CxfBcProvid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handleJBIFault( Message message ,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xfBcProvider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isMtom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setLocationURI( URI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getOu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setOut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setBusCfg( String bus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process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xfBcProvider.setMtomEnabled( boolean mtom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getCxf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getBusCf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getEndpoi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convertMessageToInputStream( Sourc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xfBcProvider.setSynchronous( boolean synchron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setInFault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process( MessageExchange exch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CxfBcProvider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getB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xfBcProvider.getOutFaul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setOutFault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Provider.faultProcess( MessageExchange exchange , Message message , Exception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